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lack-Lato" svg:font-family="Slack-Lato, appleLogo, sans-serif"/>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cb9c2" officeooo:paragraph-rsid="000cb9c2"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d88fb" officeooo:paragraph-rsid="000d88fb"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f3dd3" officeooo:paragraph-rsid="000f3dd3"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149ff" officeooo:paragraph-rsid="001149ff"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fo:font-style="normal" style:text-underline-style="none" fo:font-weight="normal" officeooo:rsid="000d88fb" officeooo:paragraph-rsid="000d88fb"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style:text-underline-style="none" fo:font-weight="normal" officeooo:rsid="000d88fb" officeooo:paragraph-rsid="000d88fb"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none" fo:font-weight="normal" officeooo:rsid="000f3dd3" officeooo:paragraph-rsid="000f3dd3"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style:text-underline-style="none" fo:font-weight="normal" officeooo:rsid="001149ff" officeooo:paragraph-rsid="001149ff"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apple-system" fo:font-size="12pt" fo:letter-spacing="normal" fo:font-style="normal" style:text-underline-style="none" fo:font-weight="normal" officeooo:rsid="001149ff" officeooo:paragraph-rsid="001149ff"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variant="normal" fo:text-transform="none" fo:color="#000000" style:font-name="apple-system" fo:font-size="12pt" fo:letter-spacing="normal" fo:font-style="italic" style:text-underline-style="solid" style:text-underline-width="auto" style:text-underline-color="font-color" fo:font-weight="bold" officeooo:rsid="001149ff" officeooo:paragraph-rsid="001149ff"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style:font-name="apple-system" fo:font-size="12pt" fo:letter-spacing="normal" fo:font-style="italic" style:text-underline-style="solid" style:text-underline-width="auto" style:text-underline-color="font-color" fo:font-weight="bold" officeooo:rsid="001149ff" officeooo:paragraph-rsid="00104033" style:font-style-asian="italic" style:font-weight-asian="bold" style:font-style-complex="italic" style:font-weight-complex="bold"/>
    </style:style>
    <style:style style:name="P1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tyle="normal" style:text-underline-style="none" fo:font-weight="normal" officeooo:rsid="001149ff" officeooo:paragraph-rsid="001149ff"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0f3dd3" officeooo:paragraph-rsid="000f3dd3"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font-style="normal" style:text-underline-style="none" fo:font-weight="normal" officeooo:rsid="000f3dd3" officeooo:paragraph-rsid="000f3dd3" style:font-style-asian="normal" style:font-weight-asian="normal" style:font-style-complex="normal" style:font-weight-complex="normal"/>
    </style:style>
    <style:style style:name="P15" style:family="paragraph" style:parent-style-name="Standard" style:list-style-name="L1">
      <style:paragraph-properties fo:text-align="start" style:justify-single-word="false"/>
      <style:text-properties fo:font-style="normal" style:text-underline-style="none" fo:font-weight="normal" officeooo:rsid="000d88fb" officeooo:paragraph-rsid="000d88fb" style:font-style-asian="normal" style:font-weight-asian="normal" style:font-style-complex="normal" style:font-weight-complex="normal"/>
    </style:style>
    <style:style style:name="P16" style:family="paragraph" style:parent-style-name="Standard" style:list-style-name="L2">
      <style:paragraph-properties fo:text-align="start" style:justify-single-word="false"/>
      <style:text-properties fo:font-style="normal" style:text-underline-style="none" fo:font-weight="normal" officeooo:rsid="000d88fb" officeooo:paragraph-rsid="000d88fb" style:font-style-asian="normal" style:font-weight-asian="normal" style:font-style-complex="normal" style:font-weight-complex="normal"/>
    </style:style>
    <style:style style:name="P17" style:family="paragraph" style:parent-style-name="Standard" style:list-style-name="L3">
      <style:paragraph-properties fo:text-align="start" style:justify-single-word="false"/>
      <style:text-properties fo:font-style="normal" style:text-underline-style="none" fo:font-weight="normal" officeooo:rsid="000f3dd3" officeooo:paragraph-rsid="000f3dd3"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officeooo:paragraph-rsid="00119a81"/>
    </style:style>
    <style:style style:name="P19" style:family="paragraph" style:parent-style-name="Text_20_body">
      <style:paragraph-properties fo:text-align="start" style:justify-single-word="false"/>
      <style:text-properties officeooo:paragraph-rsid="00119a81"/>
    </style:style>
    <style:style style:name="T1" style:family="text">
      <style:text-properties officeooo:rsid="000f3dd3"/>
    </style:style>
    <style:style style:name="T2" style:family="text">
      <style:text-properties fo:font-weight="normal" style:font-weight-asian="normal" style:font-weight-complex="normal"/>
    </style:style>
    <style:style style:name="T3" style:family="text">
      <style:text-properties fo:font-style="italic" style:text-underline-style="solid" style:text-underline-width="auto" style:text-underline-color="font-color" fo:font-weight="bold" officeooo:rsid="00119a81"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1149ff"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bold" officeooo:rsid="000f3dd3" style:font-style-asian="italic" style:font-weight-asian="bold" style:font-style-complex="italic" style:font-weight-complex="bold"/>
    </style:style>
    <style:style style:name="T6" style:family="text">
      <style:text-properties officeooo:rsid="00119a81"/>
    </style:style>
    <style:style style:name="T7" style:family="text">
      <style:text-properties fo:font-variant="normal" fo:text-transform="none" fo:color="#1d1c1d" style:font-name="Slack-Lato" fo:font-size="11.25pt" fo:letter-spacing="normal" fo:font-style="normal" fo:font-weight="normal" officeooo:rsid="0015190e" style:font-style-asian="normal" style:font-weight-asian="normal" style:font-style-complex="normal" style:font-weight-complex="normal"/>
    </style:style>
    <style:style style:name="T8" style:family="text">
      <style:text-properties fo:font-variant="normal" fo:text-transform="none" fo:color="#1d1c1d" style:font-name="Slack-Lato" fo:font-size="11.25pt" fo:letter-spacing="normal" fo:font-style="normal" style:text-underline-style="none" fo:font-weight="bold" officeooo:rsid="0015190e" style:font-style-asian="normal" style:font-weight-asian="bold" style:font-style-complex="normal" style:font-weight-complex="bold"/>
    </style:style>
    <style:style style:name="T9" style:family="text">
      <style:text-properties fo:font-variant="normal" fo:text-transform="none" fo:color="#1d1c1d" style:font-name="Slack-Lato" fo:font-size="11.25pt" fo:letter-spacing="normal" fo:font-style="normal" style:text-underline-style="none" fo:font-weight="normal" style:font-style-asian="normal" style:font-weight-asian="normal" style:font-style-complex="normal" style:font-weight-complex="normal"/>
    </style:style>
    <style:style style:name="T10" style:family="text">
      <style:text-properties fo:font-variant="normal" fo:text-transform="none" fo:color="#1d1c1d" style:font-name="Slack-Lato" fo:font-size="11.25pt" fo:letter-spacing="normal" fo:font-style="normal" style:text-underline-style="none" fo:font-weight="normal" officeooo:rsid="0015190e" style:font-style-asian="normal" style:font-weight-asian="normal" style:font-style-complex="normal" style:font-weight-complex="normal"/>
    </style:style>
    <style:style style:name="T11" style:family="text">
      <style:text-properties fo:font-variant="normal" fo:text-transform="none" fo:color="#1d1c1d" style:font-name="Slack-Lato" fo:font-size="11.25pt" fo:letter-spacing="normal" fo:font-style="normal" style:text-underline-style="none" officeooo:rsid="0015190e" style:font-style-asian="normal" style:font-style-complex="normal"/>
    </style:style>
    <style:style style:name="T12" style:family="text">
      <style:text-properties fo:font-variant="normal" fo:text-transform="none" fo:color="#1d1c1d" style:font-name="Slack-Lato" fo:font-size="11.25pt" fo:letter-spacing="normal" fo:font-style="normal" style:text-underline-style="solid" style:text-underline-width="auto" style:text-underline-color="font-color" fo:font-weight="normal" officeooo:rsid="0015190e" style:font-style-asian="normal" style:font-weight-asian="normal" style:font-style-complex="normal" style:font-weight-complex="normal"/>
    </style:style>
    <style:style style:name="T13" style:family="text">
      <style:text-properties fo:font-variant="normal" fo:text-transform="none" fo:color="#1d1c1d" style:font-name="Slack-Lato" fo:font-size="11.25pt" fo:letter-spacing="normal" fo:font-style="normal" style:text-underline-style="solid" style:text-underline-width="auto" style:text-underline-color="font-color" fo:font-weight="bold" officeooo:rsid="0015190e" style:font-style-asian="normal" style:font-weight-asian="bold" style:font-style-complex="normal" style:font-weight-complex="bold"/>
    </style:style>
    <style:style style:name="T14" style:family="text">
      <style:text-properties fo:font-variant="normal" fo:text-transform="none" fo:color="#1d1c1d" style:font-name="Slack-Lato" fo:font-size="11.25pt" fo:letter-spacing="normal" fo:font-style="normal" style:text-underline-style="solid" style:text-underline-width="auto" style:text-underline-color="font-color" officeooo:rsid="0015190e" style:font-style-asian="normal" style:font-style-complex="normal"/>
    </style:style>
    <style:style style:name="T15" style:family="text">
      <style:text-properties fo:font-variant="normal" fo:text-transform="none" fo:color="#1d1c1d" style:font-name="Slack-Lato" fo:font-size="11.25pt" fo:letter-spacing="normal" fo:font-style="italic" fo:font-weight="bold" officeooo:rsid="0015190e" style:font-style-asian="italic" style:font-weight-asian="bold" style:font-style-complex="italic" style:font-weight-complex="bold"/>
    </style:style>
    <style:style style:name="T16" style:family="text">
      <style:text-properties fo:font-variant="normal" fo:text-transform="none" fo:color="#1d1c1d" style:font-name="Slack-Lato" fo:font-size="11.25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variant="normal" fo:text-transform="none" fo:color="#1d1c1d" style:font-name="Slack-Lato" fo:font-size="11.25pt" fo:letter-spacing="normal" fo:font-style="italic" style:text-underline-style="solid" style:text-underline-width="auto" style:text-underline-color="font-color" fo:font-weight="bold" officeooo:rsid="0015190e" style:font-style-asian="italic" style:font-weight-asian="bold" style:font-style-complex="italic" style:font-weight-complex="bold"/>
    </style:style>
    <style:style style:name="T18" style:family="text">
      <style:text-properties fo:font-variant="normal" fo:text-transform="none" fo:color="#1d1c1d" style:font-name="Slack-Lato" fo:font-size="11.25pt" fo:letter-spacing="normal" fo:font-style="italic" style:text-underline-style="solid" style:text-underline-width="auto" style:text-underline-color="font-color" fo:font-weight="normal" officeooo:rsid="0015190e" style:font-style-asian="italic" style:font-weight-asian="normal" style:font-style-complex="italic" style:font-weight-complex="normal"/>
    </style:style>
    <style:style style:name="T19" style:family="text">
      <style:text-properties fo:font-variant="normal" fo:text-transform="none" fo:color="#1d1c1d" style:font-name="Slack-Lato" fo:font-size="11.25pt" fo:letter-spacing="normal" fo:font-style="italic" style:text-underline-style="none" fo:font-weight="bold" officeooo:rsid="0015190e" style:font-style-asian="italic" style:font-weight-asian="bold" style:font-style-complex="italic" style:font-weight-complex="bold"/>
    </style:style>
    <style:style style:name="T20" style:family="text">
      <style:text-properties fo:font-variant="normal" fo:text-transform="none" fo:color="#1d1c1d" style:font-name="Slack-Lato" fo:font-size="11.25pt" fo:letter-spacing="normal" style:text-underline-style="none" fo:font-weight="bold" officeooo:rsid="0015190e" style:font-weight-asian="bold" style:font-weight-complex="bold"/>
    </style:style>
    <style:style style:name="T21" style:family="text">
      <style:text-properties fo:font-variant="normal" fo:text-transform="none" fo:color="#1d1c1d" style:font-name="Slack-Lato" fo:font-size="11.25pt" fo:letter-spacing="normal" style:text-underline-style="none" officeooo:rsid="0015190e"/>
    </style:style>
    <style:style style:name="T22" style:family="text">
      <style:text-properties fo:font-variant="normal" fo:text-transform="none" fo:color="#1d1c1d" style:font-name="Slack-Lato" fo:font-size="11.25pt" fo:letter-spacing="normal" officeooo:rsid="0015190e"/>
    </style:style>
    <style:style style:name="T23" style:family="text">
      <style:text-properties fo:font-variant="normal" fo:text-transform="none" fo:color="#1d1c1d" style:font-name="Slack-Lato" fo:font-size="11.25pt" fo:letter-spacing="normal" style:text-underline-style="solid" style:text-underline-width="auto" style:text-underline-color="font-color" fo:font-weight="bold" officeooo:rsid="0015190e" style:font-weight-asian="bold" style:font-weight-complex="bold"/>
    </style:style>
    <style:style style:name="T24" style:family="text">
      <style:text-properties officeooo:rsid="001210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OF BLOG</text:p>
      <text:p text:style-name="P1"/>
      <text:p text:style-name="P2">1 : <text:s/>Sign Up Option</text:p>
      <text:p text:style-name="P5"/>
      <text:list xml:id="list217320864" text:style-name="L1">
        <text:list-item>
          <text:p text:style-name="P15">User <text:s/></text:p>
          <text:p text:style-name="P15">Only Read and Comment On The Post.</text:p>
        </text:list-item>
      </text:list>
      <text:list xml:id="list400628199" text:style-name="L2">
        <text:list-item>
          <text:p text:style-name="P16">Publisher</text:p>
          <text:p text:style-name="P16"><text:s/>Publisher Can Only Publish The Post <text:span text:style-name="T1">And Edit The Post</text:span>.</text:p>
        </text:list-item>
        <text:list-item>
          <text:p text:style-name="P16">Admin</text:p>
          <text:p text:style-name="P16">Admin Can Manage <text:span text:style-name="T1">All the Post Blog </text:span></text:p>
          <text:p text:style-name="P16">Administrator <text:s/>can do everything and has complete access to posts, pages, plugins, comments, themes, settings, assign user roles and are able to delete the site. </text:p>
        </text:list-item>
      </text:list>
      <text:p text:style-name="P6"/>
      <text:p text:style-name="P3">2 : <text:s/>Navigation Bar</text:p>
      <text:p text:style-name="P3"/>
      <text:p text:style-name="P14">Which visitors can move from one page to another as they look for content. It makes contents and other material available for visitors and also makes them stay on the site for long. So, the navigation menu should take the visitors where they want to go as fast as possible.</text:p>
      <text:list xml:id="list2878471212" text:style-name="L3">
        <text:list-item>
          <text:p text:style-name="P17">HOME</text:p>
        </text:list-item>
        <text:list-item>
          <text:p text:style-name="P17">CONTACT</text:p>
        </text:list-item>
        <text:list-item>
          <text:p text:style-name="P17">ABOUT</text:p>
        </text:list-item>
        <text:list-item>
          <text:p text:style-name="P17">CATEGORIES</text:p>
        </text:list-item>
        <text:list-item>
          <text:p text:style-name="P17">SEARCH</text:p>
        </text:list-item>
      </text:list>
      <text:p text:style-name="P7"/>
      <text:p text:style-name="P7"/>
      <text:p text:style-name="P4">3 : Blog Post <text:span text:style-name="T6">And Articles</text:span></text:p>
      <text:p text:style-name="P4"/>
      <text:p text:style-name="P8">The blog post is an entry (article) that you write on a blog. It can include content in the form of text, photos, or videos.</text:p>
      <text:p text:style-name="P12"/>
      <text:p text:style-name="P18"><text:span text:style-name="T3">4: </text:span><text:span text:style-name="T17">Search BOX</text:span></text:p>
      <text:p text:style-name="P18"><text:span text:style-name="T17"/></text:p>
      <text:p text:style-name="P19"><text:span text:style-name="T10">A search box is an essential tool that visitors can use to get the content that they need quickly. This way, visitors don’t have to scroll up and down and search through the pages. </text:span></text:p>
      <text:p text:style-name="P18"><text:span text:style-name="T4">4</text:span><text:span text:style-name="T5">: <text:s/>Commenting System</text:span></text:p>
      <text:p text:style-name="P7"/>
      <text:p text:style-name="P13">One way of promoting your blog is by allowing those who read your blog posts to comment and leave reviews. This way, you will know that people are reading your post and what they feel about your content, which is an excellent motivation for bloggers. A comment is an excellent way to <text:span text:style-name="Strong_20_Emphasis"><text:span text:style-name="T2">engage with your readers</text:span></text:span> and push the idea and conversion about the topic further.</text:p>
      <text:p text:style-name="P11"/>
      <text:p text:style-name="P10"><text:span text:style-name="T24">5</text:span>: Social Media</text:p>
      <text:p text:style-name="P10"/>
      <text:p text:style-name="P9">You can include a social sharing button on your blog that visitors can click on and share your content on their platform and widen your audience.</text:p>
      <text:p text:style-name="P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lack-Lato" svg:font-family="Slack-Lato, appleLogo, sans-serif"/>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30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1T12:02:37.896300188</meta:creation-date>
    <dc:date>2022-01-11T13:57:37.123714321</dc:date>
    <meta:editing-duration>PT9M14S</meta:editing-duration>
    <meta:editing-cycles>2</meta:editing-cycles>
    <meta:generator>LibreOffice/6.4.7.2$Linux_X86_64 LibreOffice_project/40$Build-2</meta:generator>
    <meta:document-statistic meta:table-count="0" meta:image-count="0" meta:object-count="0" meta:page-count="1" meta:paragraph-count="24" meta:word-count="297" meta:character-count="1573" meta:non-whitespace-character-count="1302"/>
  </office:meta>
</office:document-meta>
</file>